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size="8pt" style:font-size-asian="8pt" style:font-size-complex="8pt"/>
    </style:style>
    <style:style style:name="P3" style:parent-style-name="Standard" style:family="paragraph">
      <style:text-properties fo:font-size="8pt" style:font-size-asian="8pt" style:font-size-complex="8pt"/>
    </style:style>
    <style:style style:name="P4" style:parent-style-name="Standard" style:family="paragraph">
      <style:text-properties fo:font-size="8pt" style:font-size-asian="8pt" style:font-size-complex="8pt"/>
    </style:style>
    <style:style style:name="P5" style:parent-style-name="Standard" style:family="paragraph">
      <style:text-properties fo:font-size="8pt" style:font-size-asian="8pt" style:font-size-complex="8pt"/>
    </style:style>
    <style:style style:name="P6" style:parent-style-name="Standard" style:family="paragraph">
      <style:text-properties fo:font-size="8pt" style:font-size-asian="8pt" style:font-size-complex="8pt"/>
    </style:style>
    <style:style style:name="P7" style:parent-style-name="Standard" style:family="paragraph">
      <style:text-properties fo:font-size="8pt" style:font-size-asian="8pt" style:font-size-complex="8pt"/>
    </style:style>
    <style:style style:name="P8" style:parent-style-name="Standard" style:family="paragraph">
      <style:text-properties fo:font-size="8pt" style:font-size-asian="8pt" style:font-size-complex="8pt"/>
    </style:style>
    <style:style style:name="P9" style:parent-style-name="Standard" style:family="paragraph">
      <style:text-properties fo:font-size="8pt" style:font-size-asian="8pt" style:font-size-complex="8pt"/>
    </style:style>
    <style:style style:name="P10" style:parent-style-name="Standard" style:family="paragraph">
      <style:text-properties fo:font-size="8pt" style:font-size-asian="8pt" style:font-size-complex="8pt"/>
    </style:style>
    <style:style style:name="P11" style:parent-style-name="Standard" style:family="paragraph">
      <style:text-properties fo:font-size="8pt" style:font-size-asian="8pt" style:font-size-complex="8p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size="8pt" style:font-size-asian="8pt" style:font-size-complex="8pt"/>
    </style:style>
    <style:style style:name="P14" style:parent-style-name="Standard" style:family="paragraph">
      <style:text-properties fo:font-size="8pt" style:font-size-asian="8pt" style:font-size-complex="8pt"/>
    </style:style>
    <style:style style:name="P15" style:parent-style-name="Standard" style:family="paragraph">
      <style:text-properties fo:font-size="8pt" style:font-size-asian="8pt" style:font-size-complex="8pt"/>
    </style:style>
    <style:style style:name="P16" style:parent-style-name="Standard" style:family="paragraph">
      <style:text-properties fo:font-size="12pt" style:font-size-asian="12pt" style:font-size-complex="12pt"/>
    </style:style>
    <style:style style:name="P17" style:parent-style-name="Standard" style:family="paragraph">
      <style:text-properties fo:font-size="8pt" style:font-size-asian="8pt" style:font-size-complex="8pt"/>
    </style:style>
    <style:style style:name="P18" style:parent-style-name="Standard" style:family="paragraph">
      <style:text-properties fo:font-size="8pt" style:font-size-asian="8pt" style:font-size-complex="8pt"/>
    </style:style>
    <style:style style:name="P19" style:parent-style-name="Standard" style:family="paragraph">
      <style:text-properties fo:font-size="8pt" style:font-size-asian="8pt" style:font-size-complex="8pt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size="8pt" style:font-size-asian="8pt" style:font-size-complex="8p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size="8pt" style:font-size-asian="8pt" style:font-size-complex="8pt"/>
    </style:style>
    <style:style style:name="P24" style:parent-style-name="Standard" style:family="paragraph">
      <style:text-properties fo:font-size="8pt" style:font-size-asian="8pt" style:font-size-complex="8pt"/>
    </style:style>
    <style:style style:name="P25" style:parent-style-name="Standard" style:family="paragraph">
      <style:text-properties fo:font-size="8pt" style:font-size-asian="8pt" style:font-size-complex="8pt"/>
    </style:style>
    <style:style style:name="P26" style:parent-style-name="Standard" style:family="paragraph">
      <style:text-properties fo:font-size="8pt" style:font-size-asian="8pt" style:font-size-complex="8pt"/>
    </style:style>
    <style:style style:name="P27" style:parent-style-name="Standard" style:family="paragraph">
      <style:text-properties fo:font-size="8pt" style:font-size-asian="8pt" style:font-size-complex="8pt"/>
    </style:style>
    <style:style style:name="P28" style:parent-style-name="Standard" style:family="paragraph">
      <style:text-properties fo:font-size="8pt" style:font-size-asian="8pt" style:font-size-complex="8pt"/>
    </style:style>
    <style:style style:name="P2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size="8pt" style:font-size-asian="8pt" style:font-size-complex="8pt"/>
    </style:style>
    <style:style style:name="P31" style:parent-style-name="Standard" style:family="paragraph">
      <style:text-properties fo:font-size="8pt" style:font-size-asian="8pt" style:font-size-complex="8pt"/>
    </style:style>
    <style:style style:name="P32" style:parent-style-name="Standard" style:family="paragraph">
      <style:text-properties fo:font-size="8pt" style:font-size-asian="8pt" style:font-size-complex="8pt"/>
    </style:style>
    <style:style style:name="P3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size="8pt" style:font-size-asian="8pt" style:font-size-complex="8pt"/>
    </style:style>
    <style:style style:name="P35" style:parent-style-name="Standard" style:family="paragraph">
      <style:paragraph-properties fo:text-indent="0.4916in"/>
      <style:text-properties fo:font-size="8pt" style:font-size-asian="8pt" style:font-size-complex="8pt"/>
    </style:style>
    <style:style style:name="P36" style:parent-style-name="Standard" style:family="paragraph">
      <style:text-properties fo:font-size="8pt" style:font-size-asian="8pt" style:font-size-complex="8pt"/>
    </style:style>
    <style:style style:name="P37" style:parent-style-name="Standard" style:family="paragraph">
      <style:text-properties fo:font-size="8pt" style:font-size-asian="8pt" style:font-size-complex="8pt"/>
    </style:style>
    <style:style style:name="P38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39" style:parent-style-name="Standard" style:family="paragraph">
      <style:text-properties fo:font-size="8pt" style:font-size-asian="8pt" style:font-size-complex="8pt"/>
    </style:style>
    <style:style style:name="P40" style:parent-style-name="Standard" style:family="paragraph">
      <style:text-properties fo:font-size="8pt" style:font-size-asian="8pt" style:font-size-complex="8pt"/>
    </style:style>
    <style:style style:name="T41" style:parent-style-name="Absatz-Standardschriftart" style:family="text">
      <style:text-properties fo:font-size="8pt" style:font-size-asian="8pt" style:font-size-complex="8pt"/>
    </style:style>
    <style:style style:name="T42" style:parent-style-name="Absatz-Standardschriftart" style:family="text">
      <style:text-properties fo:font-size="8pt" style:font-size-asian="8pt" style:font-size-complex="8pt"/>
    </style:style>
    <style:style style:name="T43" style:parent-style-name="Absatz-Standardschriftart" style:family="text">
      <style:text-properties fo:font-size="8pt" style:font-size-asian="8pt" style:font-size-complex="8pt"/>
    </style:style>
  </office:automatic-styles>
  <office:body>
    <office:text text:use-soft-page-breaks="true">
      <text:p text:style-name="P1">Wirtschaft</text:p>
      <text:p text:style-name="Standard">Ausbeutung Asiatischer Länder</text:p>
      <text:p text:style-name="P2">Arbeits bedingungen schlecht</text:p>
      <text:p text:style-name="P3">Kinderarbeit</text:p>
      <text:p text:style-name="P4">Zu niedrieger lohn</text:p>
      <text:p text:style-name="P5">China macht westliche länder abhängig</text:p>
      <text:p text:style-name="Standard">Kürtzere arbeitszeiten</text:p>
      <text:p text:style-name="P6">Zu wenig arbeit für wirtschaft -&gt; nicht möglich</text:p>
      <text:p text:style-name="Standard">Gleicher lohn für gleiches geld<text:s/></text:p>
      <text:p text:style-name="P7">selbsterklärend</text:p>
      <text:p text:style-name="Standard">Soloselbstständige absichern</text:p>
      <text:p text:style-name="P8">Nicht von der linken erklärt</text:p>
      <text:p text:style-name="Standard">Globale mindessteuer für unternehmen du konzerne</text:p>
      <text:p text:style-name="P9">Selbsterklärend</text:p>
      <text:p text:style-name="Standard">Kriesengewinne</text:p>
      <text:p text:style-name="P10">Unmoralisch</text:p>
      <text:p text:style-name="P11">ausnutzung</text:p>
      <text:p text:style-name="Standard"/>
      <text:p text:style-name="P12">Umwelt</text:p>
      <text:p text:style-name="Standard">Klimagerchtigkeit</text:p>
      <text:p text:style-name="P13">Jeder muss gleich auf klima achten</text:p>
      <text:p text:style-name="P14">Weniger CO2 durch gebäude</text:p>
      <text:p text:style-name="P15">Beton bzw. zement produktion – CO2 belastend</text:p>
      <text:p text:style-name="P16">Anti wegwerf gesetz</text:p>
      <text:p text:style-name="P17">Keine nicht abgelaufenden lebensmittel wegwerfen</text:p>
      <text:p text:style-name="P18">Wie kontrollieren und Durchsetzen?</text:p>
      <text:p text:style-name="P19">Was ist okay weg zu werfen und was nicht? Nur nach MHD?</text:p>
      <text:p text:style-name="P20">Politik</text:p>
      <text:p text:style-name="Standard">Demokratische EU</text:p>
      <text:p text:style-name="P21">Ist doch schon?</text:p>
      <text:p text:style-name="Standard">Diplomatie</text:p>
      <text:p text:style-name="Standard">Weniger korruption</text:p>
      <text:p text:style-name="Standard"/>
      <text:p text:style-name="P22">Soziale und globale gerechtigkeit</text:p>
      <text:p text:style-name="Standard">Menschen leben in würde</text:p>
      <text:p text:style-name="P23">Diskriminierung</text:p>
      <text:p text:style-name="Standard">Gesundheit</text:p>
      <text:p text:style-name="P24">EU weites mindestmaß für gedundheitliche einrichtungen</text:p>
      <text:p text:style-name="P25">EU weites mindestmaß für gesundheit der population</text:p>
      <text:p text:style-name="Standard">Keine Müllexporte<text:s/></text:p>
      <text:p text:style-name="P26">Müll wird nach asien importiert</text:p>
      <text:p text:style-name="P27">Schlecht verarbeitet</text:p>
      <text:p text:style-name="P28">Wenig sicherheit und lohn für arbeiter</text:p>
      <text:p text:style-name="P29">Konflikte</text:p>
      <text:p text:style-name="Standard">Abrüstung</text:p>
      <text:p text:style-name="P30">Waffen Vernichten</text:p>
      <text:p text:style-name="P31">Militär reduzieren</text:p>
      <text:p text:style-name="Standard">Frieden für alle</text:p>
      <text:p text:style-name="P32">Selbsterklärend</text:p>
      <text:p text:style-name="P33">Technologie</text:p>
      <text:p text:style-name="Standard">Nutzerdaten <text:s text:c="2"/>mehr leben <text:s text:c="2"/>weniger geld</text:p>
      <text:p text:style-name="P34">Nutzerdaten können teuer verkauft werden</text:p>
      <text:p text:style-name="P35">Ca. 50€ pro nutzer auf dem schwarzmarkt</text:p>
      <text:p text:style-name="P36">Firmen nutzen nutzerdaten nur für pers. Werbung</text:p>
      <text:p text:style-name="P37">Youtube / Google</text:p>
      <text:p text:style-name="P38">KI</text:p>
      <text:p text:style-name="Standard">Keine ki bewerung in schulen</text:p>
      <text:p text:style-name="P39">Fehlerquellen / kein kontext zum unterricht</text:p>
      <text:p text:style-name="Standard">Keine gesichts/verhalten erkennung in öff. Räumen</text:p>
      <text:p text:style-name="P40">Unwillige menschen respektiert</text:p>
      <text:p text:style-name="Standard">KI entscheidungen nur durch menschliches „ok“</text:p>
      <text:p text:style-name="Standard"><text:span text:style-name="T41">Sicherheit<text:s/></text:span><text:span text:style-name="T42">bzw.</text:span><text:span text:style-name="T43"><text:s/>kontrol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kob Reinert</meta:initial-creator>
    <dc:creator>Jakob Reinert</dc:creator>
    <meta:creation-date>2024-02-15T17:59:00Z</meta:creation-date>
    <dc:date>2024-02-15T18:53:00Z</dc:date>
    <meta:print-date>2024-02-15T18:47:00Z</meta:print-date>
    <meta:template xlink:href="Normal.dotm" xlink:type="simple"/>
    <meta:editing-cycles>3</meta:editing-cycles>
    <meta:editing-duration>PT0S</meta:editing-duration>
    <meta:document-statistic meta:page-count="1" meta:paragraph-count="3" meta:word-count="219" meta:character-count="1601" meta:row-count="11" meta:non-whitespace-character-count="1385"/>
  </office:meta>
</office:document-meta>
</file>